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e682" officeooo:paragraph-rsid="001ae682"/>
    </style:style>
    <style:style style:name="P2" style:family="paragraph" style:parent-style-name="Standard">
      <style:paragraph-properties fo:text-align="center" style:justify-single-word="false"/>
      <style:text-properties officeooo:rsid="001ae682" officeooo:paragraph-rsid="001ae682"/>
    </style:style>
    <style:style style:name="P3" style:family="paragraph" style:parent-style-name="Standard">
      <style:text-properties officeooo:rsid="001ae682" officeooo:paragraph-rsid="001bf203"/>
    </style:style>
    <style:style style:name="P4" style:family="paragraph" style:parent-style-name="Standard">
      <style:text-properties officeooo:rsid="001ae682" officeooo:paragraph-rsid="001c9fd8"/>
    </style:style>
    <style:style style:name="P5" style:family="paragraph" style:parent-style-name="Standard">
      <style:text-properties officeooo:rsid="001ae682" officeooo:paragraph-rsid="001ca086"/>
    </style:style>
    <style:style style:name="P6" style:family="paragraph" style:parent-style-name="Standard">
      <style:text-properties officeooo:rsid="001ca086" officeooo:paragraph-rsid="001ca086"/>
    </style:style>
    <style:style style:name="P7" style:family="paragraph" style:parent-style-name="Standard">
      <style:text-properties officeooo:rsid="001ca086" officeooo:paragraph-rsid="001e38f2"/>
    </style:style>
    <style:style style:name="P8" style:family="paragraph" style:parent-style-name="Standard">
      <style:text-properties officeooo:rsid="001ca086" officeooo:paragraph-rsid="001ebbdf"/>
    </style:style>
    <style:style style:name="P9" style:family="paragraph" style:parent-style-name="Standard">
      <style:text-properties officeooo:rsid="001ca086" officeooo:paragraph-rsid="00290e11"/>
    </style:style>
    <style:style style:name="P10" style:family="paragraph" style:parent-style-name="Standard">
      <style:text-properties officeooo:rsid="001ebbdf" officeooo:paragraph-rsid="001ebbdf"/>
    </style:style>
    <style:style style:name="P11" style:family="paragraph" style:parent-style-name="Standard">
      <style:text-properties officeooo:rsid="001ebbdf" officeooo:paragraph-rsid="002009a4"/>
    </style:style>
    <style:style style:name="P12" style:family="paragraph" style:parent-style-name="Standard">
      <style:text-properties officeooo:rsid="001ebbdf" officeooo:paragraph-rsid="002641d0"/>
    </style:style>
    <style:style style:name="P13" style:family="paragraph" style:parent-style-name="Standard">
      <style:text-properties officeooo:rsid="0023d144" officeooo:paragraph-rsid="0023d144"/>
    </style:style>
    <style:style style:name="P14" style:family="paragraph" style:parent-style-name="Standard">
      <style:text-properties officeooo:rsid="0023d144" officeooo:paragraph-rsid="002598b1"/>
    </style:style>
    <style:style style:name="P15" style:family="paragraph" style:parent-style-name="Standard">
      <style:text-properties officeooo:rsid="0023d144" officeooo:paragraph-rsid="00290e11"/>
    </style:style>
    <style:style style:name="P16" style:family="paragraph" style:parent-style-name="Standard">
      <style:text-properties officeooo:rsid="00290e11" officeooo:paragraph-rsid="00290e11"/>
    </style:style>
    <style:style style:name="P17" style:family="paragraph" style:parent-style-name="Standard">
      <style:text-properties fo:font-style="italic" officeooo:rsid="001ae682" officeooo:paragraph-rsid="001bf203" style:font-style-asian="italic" style:font-style-complex="italic"/>
    </style:style>
    <style:style style:name="T1" style:family="text">
      <style:text-properties officeooo:rsid="001b5697"/>
    </style:style>
    <style:style style:name="T2" style:family="text">
      <style:text-properties officeooo:rsid="001c9fd8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c9fd8"/>
    </style:style>
    <style:style style:name="T5" style:family="text">
      <style:text-properties style:text-position="sub 58%" officeooo:rsid="001ca086"/>
    </style:style>
    <style:style style:name="T6" style:family="text">
      <style:text-properties style:text-position="sub 58%" officeooo:rsid="001e38f2"/>
    </style:style>
    <style:style style:name="T7" style:family="text">
      <style:text-properties style:text-position="sub 58%" officeooo:rsid="002598b1"/>
    </style:style>
    <style:style style:name="T8" style:family="text">
      <style:text-properties style:text-position="sub 58%" officeooo:rsid="0024e863"/>
    </style:style>
    <style:style style:name="T9" style:family="text">
      <style:text-properties style:text-position="sub 58%" officeooo:rsid="002641d0"/>
    </style:style>
    <style:style style:name="T10" style:family="text">
      <style:text-properties style:text-position="sub 58%" officeooo:rsid="0027b7bf"/>
    </style:style>
    <style:style style:name="T11" style:family="text">
      <style:text-properties style:text-position="sub 58%" officeooo:rsid="002841d6"/>
    </style:style>
    <style:style style:name="T12" style:family="text">
      <style:text-properties officeooo:rsid="001ca086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1c9fd8"/>
    </style:style>
    <style:style style:name="T15" style:family="text">
      <style:text-properties style:text-position="0% 100%" officeooo:rsid="001ca086"/>
    </style:style>
    <style:style style:name="T16" style:family="text">
      <style:text-properties style:text-position="0% 100%" officeooo:rsid="001e38f2"/>
    </style:style>
    <style:style style:name="T17" style:family="text">
      <style:text-properties style:text-position="0% 100%" officeooo:rsid="002598b1"/>
    </style:style>
    <style:style style:name="T18" style:family="text">
      <style:text-properties style:text-position="0% 100%" officeooo:rsid="002641d0"/>
    </style:style>
    <style:style style:name="T19" style:family="text">
      <style:text-properties style:text-position="0% 100%" officeooo:rsid="0027b7bf"/>
    </style:style>
    <style:style style:name="T20" style:family="text">
      <style:text-properties officeooo:rsid="001e38f2"/>
    </style:style>
    <style:style style:name="T21" style:family="text">
      <style:text-properties officeooo:rsid="002009a4"/>
    </style:style>
    <style:style style:name="T22" style:family="text">
      <style:text-properties officeooo:rsid="0023d144"/>
    </style:style>
    <style:style style:name="T23" style:family="text">
      <style:text-properties officeooo:rsid="0024e863"/>
    </style:style>
    <style:style style:name="T24" style:family="text">
      <style:text-properties style:text-position="super 58%" officeooo:rsid="0024e863"/>
    </style:style>
    <style:style style:name="T25" style:family="text">
      <style:text-properties style:text-position="super 58%" officeooo:rsid="002598b1"/>
    </style:style>
    <style:style style:name="T26" style:family="text">
      <style:text-properties style:text-position="super 58%" officeooo:rsid="002641d0"/>
    </style:style>
    <style:style style:name="T27" style:family="text">
      <style:text-properties officeooo:rsid="002598b1"/>
    </style:style>
    <style:style style:name="T28" style:family="text">
      <style:text-properties officeooo:rsid="002641d0"/>
    </style:style>
    <style:style style:name="T29" style:family="text">
      <style:text-properties officeooo:rsid="0027b7bf"/>
    </style:style>
    <style:style style:name="T30" style:family="text">
      <style:text-properties officeooo:rsid="002841d6"/>
    </style:style>
    <style:style style:name="T31" style:family="text">
      <style:text-properties officeooo:rsid="00290e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2">Universally Optimal</text:span> Compression</text:p>
      <text:p text:style-name="P2">by Sven Nilsen, 2018</text:p>
      <text:p text:style-name="P1"/>
      <text:p text:style-name="P17">In logic, a lot of statements can be proved that are not explicitly stated, simply because they follow from the assumptions. <text:span text:style-name="T30">This property can be exploited to construct a universally optimal compression algorithm. This is how you do it.</text:span></text:p>
      <text:p text:style-name="P3"/>
      <text:p text:style-name="P4"><text:span text:style-name="T1">Both the sender and the receiver has a boolean expression which the N bits transferred must satisfy. The bits are then ordered by sender and receiver such that when the first bit is sent, there is a probability distribution P of it being set to 1 and a solution distribution S which counts the number of satisfied states. This results in an expected number of solutions for the first bit.</text:span></text:p>
      <text:p text:style-name="P4"/>
      <text:p text:style-name="P5"><text:tab/><text:span text:style-name="T12">E(x</text:span><text:span text:style-name="T5">0</text:span><text:span text:style-name="T12">) = P(x</text:span><text:span text:style-name="T4">0</text:span><text:span text:style-name="T2">) · S(x</text:span><text:span text:style-name="T4">0</text:span><text:span text:style-name="T2">) + P(¬x</text:span><text:span text:style-name="T4">0</text:span><text:span text:style-name="T2">) · S(¬x</text:span><text:span text:style-name="T4">0</text:span><text:span text:style-name="T15">)</text:span></text:p>
      <text:p text:style-name="P5"><text:span text:style-name="T15"/></text:p>
      <text:p text:style-name="P6"><text:span text:style-name="T13">This is the same as:</text:span></text:p>
      <text:p text:style-name="P6"><text:span text:style-name="T13"/></text:p>
      <text:p text:style-name="P6"><text:span text:style-name="T13"><text:tab/>E(x</text:span><text:span text:style-name="T3">0</text:span><text:span text:style-name="T13">) = </text:span><text:span text:style-name="T14">P(x</text:span><text:span text:style-name="T4">0</text:span><text:span text:style-name="T14">) · S(x</text:span><text:span text:style-name="T4">0</text:span><text:span text:style-name="T14">) </text:span><text:span text:style-name="T13">+ (1 – </text:span><text:span text:style-name="T14">P(x</text:span><text:span text:style-name="T4">0</text:span><text:span text:style-name="T14">)</text:span><text:span text:style-name="T13">) </text:span><text:span text:style-name="T14">· </text:span><text:span text:style-name="T13">(S – </text:span><text:span text:style-name="T14">S(x</text:span><text:span text:style-name="T4">0</text:span><text:span text:style-name="T14">)</text:span><text:span text:style-name="T13">)</text:span></text:p>
      <text:p text:style-name="P4"/>
      <text:p text:style-name="P8">For the first bit, <text:span text:style-name="T20">there are no other bits that got lower expected number of solutions. This ensures the first bit is most significant.</text:span></text:p>
      <text:p text:style-name="P8"/>
      <text:p text:style-name="P8"><text:span text:style-name="T20">The next bit has an expected number of solutions conditioned on the state of the first bit:</text:span></text:p>
      <text:p text:style-name="P6"/>
      <text:p text:style-name="P7"><text:tab/><text:span text:style-name="T20">E(x</text:span><text:span text:style-name="T6">1</text:span><text:span text:style-name="T16">|x</text:span><text:span text:style-name="T6">0</text:span><text:span text:style-name="T20">) = <text:tab/></text:span><text:span text:style-name="T14">P(x</text:span><text:span text:style-name="T6">1</text:span><text:span text:style-name="T16">|x</text:span><text:span text:style-name="T6">0</text:span><text:span text:style-name="T14">) · S(x</text:span><text:span text:style-name="T6">1</text:span><text:span text:style-name="T16">|x</text:span><text:span text:style-name="T6">0</text:span><text:span text:style-name="T14">) </text:span><text:span text:style-name="T13">+</text:span></text:p>
      <text:p text:style-name="P7"><text:span text:style-name="T14"><text:tab/><text:tab/><text:tab/>P(¬x</text:span><text:span text:style-name="T6">1</text:span><text:span text:style-name="T16">|x</text:span><text:span text:style-name="T6">0</text:span><text:span text:style-name="T14">) · S(¬x</text:span><text:span text:style-name="T6">1</text:span><text:span text:style-name="T16">|x</text:span><text:span text:style-name="T6">0</text:span><text:span text:style-name="T13">) </text:span><text:span text:style-name="T16">+</text:span></text:p>
      <text:p text:style-name="P7"><text:span text:style-name="T16"><text:tab/><text:tab/><text:tab/></text:span><text:span text:style-name="T14">P(x</text:span><text:span text:style-name="T6">1</text:span><text:span text:style-name="T16">|</text:span><text:span text:style-name="T14">¬</text:span><text:span text:style-name="T16">x</text:span><text:span text:style-name="T6">0</text:span><text:span text:style-name="T14">) · S(x</text:span><text:span text:style-name="T6">1</text:span><text:span text:style-name="T16">|</text:span><text:span text:style-name="T14">¬</text:span><text:span text:style-name="T16">x</text:span><text:span text:style-name="T6">0</text:span><text:span text:style-name="T14">) </text:span><text:span text:style-name="T16">+</text:span></text:p>
      <text:p text:style-name="P9"><text:span text:style-name="T16"><text:tab/><text:tab/><text:tab/></text:span><text:span text:style-name="T14">P(¬x</text:span><text:span text:style-name="T6">1</text:span><text:span text:style-name="T16">|</text:span><text:span text:style-name="T14">¬</text:span><text:span text:style-name="T16">x</text:span><text:span text:style-name="T6">0</text:span><text:span text:style-name="T14">) · S(¬x</text:span><text:span text:style-name="T6">1</text:span><text:span text:style-name="T16">|</text:span><text:span text:style-name="T14">¬</text:span><text:span text:style-name="T16">x</text:span><text:span text:style-name="T6">0</text:span><text:span text:style-name="T14">)</text:span></text:p>
      <text:p text:style-name="P4"/>
      <text:p text:style-name="P10">This process is repeated, such that for e.g. 4 bits, the <text:span text:style-name="T31">product</text:span> of expected solutions is minimized:</text:p>
      <text:p text:style-name="P10"/>
      <text:p text:style-name="P10"><text:tab/>C(<text:span text:style-name="T13">x</text:span><text:span text:style-name="T3">3</text:span><text:span text:style-name="T13">|x</text:span><text:span text:style-name="T3">2</text:span><text:span text:style-name="T13">|</text:span><text:span text:style-name="T16">x</text:span><text:span text:style-name="T6">1</text:span><text:span text:style-name="T16">|x</text:span><text:span text:style-name="T6">0</text:span>) = <text:span text:style-name="T15">E(x</text:span><text:span text:style-name="T5">0</text:span><text:span text:style-name="T15">) ·</text:span><text:span text:style-name="T13"> </text:span><text:span text:style-name="T16">E(x</text:span><text:span text:style-name="T6">1</text:span><text:span text:style-name="T16">|x</text:span><text:span text:style-name="T6">0</text:span><text:span text:style-name="T16">) ·</text:span><text:span text:style-name="T13"> </text:span><text:span text:style-name="T16">E(</text:span><text:span text:style-name="T13">x</text:span><text:span text:style-name="T3">2</text:span><text:span text:style-name="T13">|</text:span><text:span text:style-name="T16">x</text:span><text:span text:style-name="T6">1</text:span><text:span text:style-name="T16">|x</text:span><text:span text:style-name="T6">0</text:span><text:span text:style-name="T16">) ·</text:span><text:span text:style-name="T13"> E(x</text:span><text:span text:style-name="T3">3</text:span><text:span text:style-name="T13">|x</text:span><text:span text:style-name="T3">2</text:span><text:span text:style-name="T13">|</text:span><text:span text:style-name="T16">x</text:span><text:span text:style-name="T6">1</text:span><text:span text:style-name="T16">|x</text:span><text:span text:style-name="T6">0</text:span><text:span text:style-name="T13">)</text:span></text:p>
      <text:p text:style-name="P4"/>
      <text:p text:style-name="P11">A such compression algorithm is optimal for any <text:span text:style-name="T21">boolean expression relative to the order of bits.</text:span></text:p>
      <text:p text:style-name="P11"/>
      <text:p text:style-name="P14"><text:span text:style-name="T23">A</text:span> <text:span text:style-name="T23">universally </text:span>optimal compression algorithm <text:span text:style-name="T23">for a solution `s `</text:span> <text:span text:style-name="T30">finds an optimal representation `f</text:span><text:span text:style-name="T11">opt</text:span><text:span text:style-name="T30">`, by enumerating all boolean functions of type `f : bool</text:span><text:span text:style-name="T24">N</text:span><text:span text:style-name="T23"> → bool</text:span><text:span text:style-name="T24">M</text:span><text:span text:style-name="T23">` which can be inverted back to the solution domain, finding the minimum `C</text:span><text:span text:style-name="T8">∃f</text:span><text:span text:style-name="T23">` and using the logical compression for encoding:</text:span></text:p>
      <text:p text:style-name="P13"/>
      <text:p text:style-name="P15"><text:tab/><text:span text:style-name="T29">f</text:span><text:span text:style-name="T10">opt</text:span><text:span text:style-name="T29"> : ( </text:span>∃<text:span text:style-name="T28">f</text:span><text:span text:style-name="T26">-1</text:span><text:span text:style-name="T28">{∃f(s)} =&gt; s ) ∧ ( </text:span>∀ <text:span text:style-name="T27">f : ( </text:span>∃<text:span text:style-name="T28">f</text:span><text:span text:style-name="T26">-1</text:span><text:span text:style-name="T28">{∃f(s)} =&gt; s ) </text:span><text:span text:style-name="T17">{ </text:span><text:span text:style-name="T19">C</text:span><text:span text:style-name="T9">∃</text:span><text:span text:style-name="T7">f_opt</text:span><text:span text:style-name="T17"> &lt;= </text:span><text:span text:style-name="T19">C</text:span><text:span text:style-name="T9">∃</text:span><text:span text:style-name="T10">f</text:span><text:span text:style-name="T17"> } </text:span><text:span text:style-name="T19">)</text:span></text:p>
      <text:p text:style-name="P14"/>
      <text:p text:style-name="P13"><text:tab/><text:span text:style-name="T23">s : bool</text:span><text:span text:style-name="T24">N</text:span><text:span text:style-name="T23"> → bool</text:span></text:p>
      <text:p text:style-name="P13"><text:tab/><text:span text:style-name="T23">f</text:span><text:span text:style-name="T8">opt</text:span><text:span text:style-name="T23"> : bool</text:span><text:span text:style-name="T24">N</text:span><text:span text:style-name="T23"> → bool</text:span><text:span text:style-name="T24">M</text:span></text:p>
      <text:p text:style-name="P12"><text:tab/><text:span text:style-name="T27">f</text:span><text:span text:style-name="T25">-1</text:span><text:span text:style-name="T17"> </text:span><text:span text:style-name="T18">&lt;=&gt; </text:span><text:span text:style-name="T17">id[f → id]</text:span></text:p>
      <text:p text:style-name="P12"><text:span text:style-name="T17"/></text:p>
      <text:p text:style-name="P16"><text:span text:style-name="T17">S</text:span><text:span text:style-name="T13">ince there is no better representation and no better order of bits, the communication is optim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46:05.534006000</meta:creation-date>
    <dc:date>2018-02-28T12:20:45.313897000</dc:date>
    <meta:editing-duration>PT6M23S</meta:editing-duration>
    <meta:editing-cycles>1</meta:editing-cycles>
    <meta:document-statistic meta:table-count="0" meta:image-count="0" meta:object-count="0" meta:page-count="1" meta:paragraph-count="22" meta:word-count="342" meta:character-count="1913" meta:non-whitespace-character-count="1573"/>
    <meta:generator>LibreOffice/5.1.2.2$MacOSX_X86_64 LibreOffice_project/d3bf12ecb743fc0d20e0be0c58ca359301eb705f</meta:generator>
  </office:meta>
</office:document-meta>
</file>